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59cm" svg:stroke-color="#cc0000" draw:marker-start-width="0.439cm" draw:marker-end-width="0.439cm" draw:fill="none" draw:textarea-vertical-align="middle" fo:padding-top="0.205cm" fo:padding-bottom="0.205cm" fo:padding-left="0.33cm" fo:padding-right="0.33cm"/>
    </style:style>
    <style:style style:name="gr6" style:family="graphic" style:parent-style-name="objectwithoutfill">
      <style:graphic-properties svg:stroke-width="0.159cm" svg:stroke-color="#cc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color="#000000" draw:fill="solid" draw:fill-color="#cc0000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4" style:family="paragraph">
      <style:text-properties fo:font-size="22pt" fo:text-shadow="1pt 1pt" fo:font-weight="bold" style:font-size-asian="22pt" style:font-weight-asian="bold" style:font-size-complex="22pt" style:font-weight-complex="bold"/>
    </style:style>
    <style:style style:name="P5" style:family="paragraph">
      <style:text-properties fo:color="#9999ff" fo:font-size="22pt" fo:text-shadow="1pt 1pt" fo:font-weight="bold" style:font-size-asian="22pt" style:font-weight-asian="bold" style:font-size-complex="22pt" style:font-weight-complex="bold"/>
    </style:style>
    <style:style style:name="P6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9999ff" fo:font-size="22pt" fo:text-shadow="1pt 1pt" fo:font-weight="bold" style:font-size-asian="22pt" style:font-weight-asian="bold" style:font-size-complex="22pt" style:font-weight-complex="bold"/>
    </style:style>
    <style:style style:name="T4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0cm" svg:y1="5cm" svg:x2="28cm" svg:y2="5cm">
          <text:p/>
        </draw:line>
        <draw:line draw:style-name="gr1" draw:text-style-name="P1" draw:layer="layout" svg:x1="0cm" svg:y1="10cm" svg:x2="28cm" svg:y2="10cm">
          <text:p/>
        </draw:line>
        <draw:line draw:style-name="gr1" draw:text-style-name="P1" draw:layer="layout" svg:x1="0cm" svg:y1="15cm" svg:x2="28cm" svg:y2="15cm">
          <text:p/>
        </draw:line>
        <draw:line draw:style-name="gr2" draw:text-style-name="P1" draw:layer="layout" svg:x1="0cm" svg:y1="20cm" svg:x2="28cm" svg:y2="20cm">
          <text:p/>
        </draw:line>
        <draw:custom-shape draw:style-name="gr3" draw:text-style-name="P3" xml:id="id1" draw:id="id1" draw:layer="layout" svg:width="7cm" svg:height="2.6cm" svg:x="7.6cm" svg:y="1.2cm">
          <text:p text:style-name="P2"><text:span text:style-name="T1">Meta-metamodel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.277cm" svg:height="1.119cm" svg:x="25.063cm" svg:y="2cm">
          <draw:text-box>
            <text:p text:style-name="P4"><text:span text:style-name="T3">…</text:span></text:p>
          </draw:text-box>
        </draw:frame>
        <draw:custom-shape draw:style-name="gr3" draw:text-style-name="P3" xml:id="id2" draw:id="id2" draw:layer="layout" svg:width="5.8cm" svg:height="2.6cm" svg:x="3.8cm" svg:y="6.2cm">
          <text:p text:style-name="P2"><text:span text:style-name="T1">Metamodel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5.8cm" svg:height="2.6cm" svg:x="13.8cm" svg:y="6.2cm">
          <text:p text:style-name="P2"><text:span text:style-name="T1">Metamodel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5.8cm" svg:height="2.6cm" svg:x="20.4cm" svg:y="6.135cm">
          <text:p text:style-name="P2"><text:span text:style-name="T1">Metamodel</text:span><text:span text:style-name="T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.277cm" svg:height="1.119cm" svg:x="26.9cm" svg:y="7cm">
          <draw:text-box>
            <text:p text:style-name="P4"><text:span text:style-name="T3">…</text:span></text:p>
          </draw:text-box>
        </draw:frame>
        <draw:connector draw:style-name="gr5" draw:text-style-name="P1" draw:layer="layout" draw:type="line" svg:x1="11.1cm" svg:y1="3.8cm" svg:x2="6.7cm" svg:y2="6.2cm" draw:start-shape="id1" draw:start-glue-point="2" draw:end-shape="id2" draw:end-glue-point="0" svg:d="M11100 3800l-4400 2400" svg:viewBox="0 0 4401 2401">
          <text:p text:style-name="P1"/>
        </draw:connector>
        <draw:connector draw:style-name="gr6" draw:text-style-name="P1" draw:layer="layout" draw:type="line" svg:x1="11.1cm" svg:y1="3.8cm" svg:x2="16.7cm" svg:y2="6.2cm" draw:start-shape="id1" draw:start-glue-point="2" draw:end-shape="id3" draw:end-glue-point="0" svg:d="M11100 3800l5600 2400" svg:viewBox="0 0 5601 2401">
          <text:p/>
        </draw:connector>
        <draw:connector draw:style-name="gr6" draw:text-style-name="P1" draw:layer="layout" draw:type="line" svg:x1="20.101cm" svg:y1="3.881cm" svg:x2="23.3cm" svg:y2="6.135cm" draw:start-shape="id4" draw:start-glue-point="2" draw:end-shape="id5" draw:end-glue-point="0" svg:d="M20101 3881l3199 2254" svg:viewBox="0 0 3200 2255">
          <text:p/>
        </draw:connector>
        <draw:custom-shape draw:style-name="gr3" draw:text-style-name="P7" xml:id="id6" draw:id="id6" draw:layer="layout" svg:width="5.8cm" svg:height="2.6cm" svg:x="0.4cm" svg:y="11.201cm">
          <text:p text:style-name="P6"><text:span text:style-name="T4">Model</text:span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" draw:id="id7" draw:layer="layout" svg:width="5.8cm" svg:height="2.6cm" svg:x="7.2cm" svg:y="11.2cm">
          <text:p text:style-name="P2"><text:span text:style-name="T1">Model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8" draw:id="id8" draw:layer="layout" svg:width="5.8cm" svg:height="2.6cm" svg:x="13.8cm" svg:y="11.201cm">
          <text:p text:style-name="P2"><text:span text:style-name="T1">Model</text:span><text:span text:style-name="T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6.7cm" svg:y1="8.8cm" svg:x2="3.3cm" svg:y2="11.201cm" draw:start-shape="id2" draw:start-glue-point="2" draw:end-shape="id6" draw:end-glue-point="0" svg:d="M6700 8800l-3400 2401" svg:viewBox="0 0 3401 2402">
          <text:p/>
        </draw:connector>
        <draw:connector draw:style-name="gr6" draw:text-style-name="P1" draw:layer="layout" draw:type="line" svg:x1="6.7cm" svg:y1="8.8cm" svg:x2="10.1cm" svg:y2="11.2cm" draw:start-shape="id2" draw:start-glue-point="2" draw:end-shape="id7" draw:end-glue-point="0" svg:d="M6700 8800l3400 2400" svg:viewBox="0 0 3401 2401">
          <text:p/>
        </draw:connector>
        <draw:connector draw:style-name="gr6" draw:text-style-name="P1" draw:layer="layout" draw:type="line" svg:x1="16.7cm" svg:y1="8.8cm" svg:x2="16.7cm" svg:y2="11.201cm" draw:start-shape="id3" draw:start-glue-point="2" draw:end-shape="id8" draw:end-glue-point="0" svg:d="M16700 8800v2401" svg:viewBox="0 0 1 2402">
          <text:p/>
        </draw:connector>
        <draw:frame draw:style-name="gr4" draw:text-style-name="P5" draw:layer="layout" svg:width="1.277cm" svg:height="1.119cm" svg:x="26.9cm" svg:y="12.1cm">
          <draw:text-box>
            <text:p text:style-name="P4"><text:span text:style-name="T3">…</text:span></text:p>
          </draw:text-box>
        </draw:frame>
        <draw:custom-shape draw:style-name="gr3" draw:text-style-name="P3" xml:id="id9" draw:id="id9" draw:layer="layout" svg:width="5.8cm" svg:height="2.6cm" svg:x="20.4cm" svg:y="11.2cm">
          <text:p text:style-name="P2"><text:span text:style-name="T1">Model</text:span><text:span text:style-name="T2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23.3cm" svg:y1="8.735cm" svg:x2="23.3cm" svg:y2="11.2cm" draw:start-shape="id5" draw:start-glue-point="2" draw:end-shape="id9" draw:end-glue-point="0" svg:d="M23300 8735v2465" svg:viewBox="0 0 1 2466">
          <text:p/>
        </draw:connector>
        <draw:custom-shape draw:style-name="gr3" draw:text-style-name="P3" xml:id="id10" draw:id="id10" draw:layer="layout" svg:width="5.8cm" svg:height="2.6cm" svg:x="10.501cm" svg:y="16.201cm">
          <text:p text:style-name="P2"><text:span text:style-name="T1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0.1cm" svg:y1="13.8cm" svg:x2="13.401cm" svg:y2="16.201cm" draw:start-shape="id7" draw:start-glue-point="2" draw:end-shape="id10" draw:end-glue-point="0" svg:d="M10100 13800l3301 2401" svg:viewBox="0 0 3302 2402">
          <text:p/>
        </draw:connector>
        <draw:connector draw:style-name="gr6" draw:text-style-name="P1" draw:layer="layout" draw:type="line" svg:x1="16.7cm" svg:y1="13.801cm" svg:x2="13.401cm" svg:y2="16.201cm" draw:start-shape="id8" draw:start-glue-point="2" draw:end-shape="id10" draw:end-glue-point="0" svg:d="M16700 13801l-3299 2400" svg:viewBox="0 0 3300 2401">
          <text:p/>
        </draw:connector>
        <draw:connector draw:style-name="gr7" draw:text-style-name="P1" draw:layer="layout" draw:type="line" svg:x1="23.3cm" svg:y1="13.8cm" svg:x2="13.401cm" svg:y2="16.201cm" draw:start-shape="id9" draw:start-glue-point="2" draw:end-shape="id10" draw:end-glue-point="0" svg:d="M23300 13800l-9899 2401" svg:viewBox="0 0 9900 2402">
          <text:p/>
        </draw:connector>
        <draw:connector draw:style-name="gr7" draw:text-style-name="P1" draw:layer="layout" draw:type="line" svg:x1="3.3cm" svg:y1="13.801cm" svg:x2="13.401cm" svg:y2="16.201cm" draw:start-shape="id6" draw:start-glue-point="2" draw:end-shape="id10" draw:end-glue-point="0" svg:d="M3300 13801l10101 2400" svg:viewBox="0 0 10102 2401">
          <text:p/>
        </draw:connector>
        <draw:custom-shape draw:style-name="gr8" draw:text-style-name="P9" draw:layer="layout" svg:width="2.4cm" svg:height="0.8cm" svg:x="7.8cm" svg:y="4.7cm">
          <text:p text:style-name="P8"><text:span text:style-name="T6">L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4cm" svg:height="0.8cm" svg:x="13cm" svg:y="4.7cm">
          <text:p text:style-name="P8"><text:span text:style-name="T6">L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4cm" svg:height="0.8cm" svg:x="21cm" svg:y="4.7cm">
          <text:p text:style-name="P8"><text:span text:style-name="T6">L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4cm" svg:height="0.8cm" svg:x="3.8cm" svg:y="9.6cm">
          <text:p text:style-name="P8"><text:span text:style-name="T6">L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4cm" svg:height="0.8cm" svg:x="7.4cm" svg:y="9.6cm">
          <text:p text:style-name="P8"><text:span text:style-name="T6">L</text:span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4cm" svg:height="0.8cm" svg:x="15.5cm" svg:y="9.6cm">
          <text:p text:style-name="P8"><text:span text:style-name="T6">L</text:span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4cm" svg:height="0.8cm" svg:x="22.1cm" svg:y="9.6cm">
          <text:p text:style-name="P8"><text:span text:style-name="T6">L</text:span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4cm" svg:height="0.8cm" svg:x="14cm" svg:y="14.6cm">
          <text:p text:style-name="P8"><text:span text:style-name="T6">L</text:span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7cm" svg:height="2.68cm" svg:x="16.601cm" svg:y="1.201cm">
          <text:p text:style-name="P2"><text:span text:style-name="T1">Meta-metamodel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8T00:08:47.744657644</meta:creation-date>
    <dc:date>2015-12-28T02:01:05.085985201</dc:date>
    <meta:editing-duration>PT1H34M35S</meta:editing-duration>
    <meta:editing-cycles>13</meta:editing-cycles>
    <meta:generator>LibreOffice/4.2.8.2$Linux_X86_64 LibreOffice_project/420m0$Build-2</meta:generator>
    <meta:document-statistic meta:object-count="59"/>
  </office:meta>
</office:document-meta>
</file>